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90dbb" officeooo:paragraph-rsid="00190dbb"/>
    </style:style>
    <style:style style:name="T1" style:family="text">
      <style:text-properties officeooo:rsid="00190db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Creating Custom<text:span text:style-name="T1">ized</text:span> Menu</text:h>
      <text:h text:style-name="Heading_20_2" text:outline-level="2">How to create a customized menu </text:h>
      <text:p text:style-name="P1">The customized menus are created using Setup menu. The menu form having two tab pages. The initial table page shows the present customized menu items. In this windows lets you to create menus using any native languag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16T14:20:40.396000000</meta:creation-date>
    <dc:date>2018-08-16T14:30:38.098000000</dc:date>
    <meta:editing-duration>PT9M59S</meta:editing-duration>
    <meta:editing-cycles>1</meta:editing-cycles>
    <meta:document-statistic meta:table-count="0" meta:image-count="0" meta:object-count="0" meta:page-count="1" meta:paragraph-count="3" meta:word-count="46" meta:character-count="275" meta:non-whitespace-character-count="230"/>
    <meta:generator>LibreOffice/6.0.5.2$Windows_X86_64 LibreOffice_project/54c8cbb85f300ac59db32fe8a675ff7683cd5a16</meta:generator>
  </office:meta>
</office:document-meta>
</file>